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02cm" fo:min-width="1.452cm" fo:padding-top="0.165cm" fo:padding-bottom="0.165cm" fo:padding-left="0.29cm" fo:padding-right="0.29cm"/>
    </style:style>
    <style:style style:name="gr7" style:family="graphic" style:parent-style-name="Default_5f_1">
      <style:graphic-properties svg:stroke-width="0.035cm" svg:stroke-color="#3465a4" draw:marker-start-width="0.253cm" draw:marker-end-width="0.253cm" draw:fill-color="#0066b3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8" style:family="graphic" style:parent-style-name="Default_5f_1">
      <style:graphic-properties svg:stroke-width="0.035cm" draw:marker-start-width="0.253cm" draw:marker-end-width="0.253cm" draw:textarea-vertical-align="middle" fo:padding-top="0.143cm" fo:padding-bottom="0.143cm" fo:padding-left="0.268cm" fo:padding-right="0.268cm"/>
    </style:style>
    <style:style style:name="gr9" style:family="graphic" style:parent-style-name="Default_5f_1">
      <style:graphic-properties svg:stroke-width="0.035cm" svg:stroke-color="#72bf44" draw:marker-start-width="0.253cm" draw:marker-end-width="0.253cm" draw:fill-color="#72bf44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0" style:family="graphic" style:parent-style-name="Default_5f_1">
      <style:graphic-properties svg:stroke-width="0.035cm" svg:stroke-color="#72bf44" draw:marker-start-width="0.253cm" draw:marker-end-width="0.253cm" draw:fill-color="#72bf44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Default_5f_1">
      <style:graphic-properties svg:stroke-width="0.035cm" svg:stroke-color="#ed1c24" draw:marker-start-width="0.253cm" draw:marker-end-width="0.253cm" draw:fill-color="#ed1c24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3" style:family="graphic" style:parent-style-name="Default_5f_1">
      <style:graphic-properties svg:stroke-width="0.035cm" svg:stroke-color="#ed1c24" draw:marker-start-width="0.253cm" draw:marker-end-width="0.253cm" draw:fill-color="#ed1c24" draw:textarea-vertical-align="middle" fo:padding-top="0.143cm" fo:padding-bottom="0.143cm" fo:padding-left="0.268cm" fo:padding-right="0.268cm"/>
    </style:style>
    <style:style style:name="gr14" style:family="graphic" style:parent-style-name="Default_5f_1">
      <style:graphic-properties svg:stroke-width="0.035cm" svg:stroke-color="#faa61a" draw:marker-start-width="0.253cm" draw:marker-end-width="0.253cm" draw:fill-color="#faa61a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5" style:family="graphic" style:parent-style-name="Default_5f_1">
      <style:graphic-properties svg:stroke-width="0.035cm" svg:stroke-color="#faa61a" draw:marker-start-width="0.253cm" draw:marker-end-width="0.253cm" draw:fill-color="#faa61a" draw:textarea-vertical-align="middle" fo:padding-top="0.143cm" fo:padding-bottom="0.143cm" fo:padding-left="0.268cm" fo:padding-right="0.268cm"/>
    </style:style>
    <style:style style:name="gr16" style:family="graphic" style:parent-style-name="Default_5f_1">
      <style:graphic-properties svg:stroke-width="0.106cm" svg:stroke-color="#3465a4" draw:marker-start-width="0.359cm" draw:marker-end-width="0.359cm" draw:fill-color="#0066b3" draw:textarea-horizontal-align="justify" draw:textarea-vertical-align="middle" draw:auto-grow-height="false" fo:min-height="1.565cm" fo:min-width="1.829cm" fo:padding-top="0.178cm" fo:padding-bottom="0.178cm" fo:padding-left="0.303cm" fo:padding-right="0.303cm"/>
    </style:style>
    <style:style style:name="gr17" style:family="graphic" style:parent-style-name="Default_5f_1">
      <style:graphic-properties svg:stroke-width="0.106cm" svg:stroke-color="#3465a4" draw:marker-start-width="0.359cm" draw:marker-end-width="0.359cm" draw:fill-color="#0066b3" draw:textarea-horizontal-align="justify" draw:textarea-vertical-align="middle" draw:auto-grow-height="false" fo:min-height="1.567cm" fo:min-width="1.829cm" fo:padding-top="0.178cm" fo:padding-bottom="0.178cm" fo:padding-left="0.303cm" fo:padding-right="0.303cm"/>
    </style:style>
    <style:style style:name="gr18" style:family="graphic" style:parent-style-name="Default_5f_1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0066b3"/>
      <style:paragraph-properties fo:text-align="center"/>
      <style:text-properties fo:font-size="19.8999996185303pt"/>
    </style:style>
    <style:style style:name="P5" style:family="paragraph">
      <style:paragraph-properties fo:text-align="center"/>
    </style:style>
    <style:style style:name="P6" style:family="paragraph">
      <loext:graphic-properties draw:fill-color="#72bf44"/>
      <style:paragraph-properties fo:text-align="center"/>
      <style:text-properties fo:font-size="19.8999996185303pt"/>
    </style:style>
    <style:style style:name="P7" style:family="paragraph">
      <loext:graphic-properties draw:fill-color="#72bf44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ed1c24"/>
      <style:paragraph-properties fo:text-align="center"/>
      <style:text-properties fo:font-size="19.8999996185303pt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faa61a"/>
      <style:paragraph-properties fo:text-align="center"/>
      <style:text-properties fo:font-size="19.8999996185303pt"/>
    </style:style>
    <style:style style:name="P12" style:family="paragraph">
      <loext:graphic-properties draw:fill-color="#faa6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29cm" svg:y1="1.524cm" svg:x2="3.429cm" svg:y2="11.557cm">
          <text:p/>
        </draw:line>
        <draw:line draw:style-name="gr2" draw:text-style-name="P1" draw:layer="layout" svg:x1="2.921cm" svg:y1="11.049cm" svg:x2="16.256cm" svg:y2="11.049cm">
          <text:p/>
        </draw:line>
        <draw:frame draw:style-name="gr3" draw:text-style-name="P3" draw:layer="layout" svg:width="1.912cm" svg:height="0.962cm" draw:transform="rotate (1.5707963267949) translate (1.451cm 6.992cm)">
          <draw:text-box>
            <text:p text:style-name="P2">Error</text:p>
          </draw:text-box>
        </draw:frame>
        <draw:frame draw:style-name="gr4" draw:text-style-name="P3" draw:layer="layout" svg:width="3.302cm" svg:height="0.962cm" svg:x="7.62cm" svg:y="11.303cm">
          <draw:text-box>
            <text:p text:style-name="P2">Iterations</text:p>
          </draw:text-box>
        </draw:frame>
        <draw:polyline draw:style-name="gr5" draw:text-style-name="P1" draw:layer="layout" svg:width="12.915cm" svg:height="7.09cm" draw:transform="skewX (8.1349541300363E-017) rotate (-1.12835536141433) translate (10.2992084031148cm -0.757990819863278cm)" svg:viewBox="0 0 12916 7091" draw:points="0,7091 2670,7091 5558,6632 8868,4687 11315,2193 12916,0">
          <text:p/>
        </draw:polyline>
        <draw:custom-shape draw:style-name="gr6" draw:text-style-name="P1" draw:layer="layout" svg:width="2.032cm" svg:height="2.032cm" svg:x="4.191cm" svg:y="1.27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2" draw:id="id2" draw:layer="layout" svg:width="0.273cm" svg:height="0.215cm" svg:x="5.058cm" svg:y="1.75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" draw:id="id1" draw:layer="layout" svg:width="0.274cm" svg:height="0.216cm" svg:x="4.576cm" svg:y="2.06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3" draw:id="id3" draw:layer="layout" svg:width="0.273cm" svg:height="0.215cm" svg:x="5.583cm" svg:y="2.04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4.713cm" svg:y1="2.067cm" svg:x2="5.058cm" svg:y2="1.859cm" draw:start-shape="id1" draw:start-glue-point="4" draw:end-shape="id2" draw:end-glue-point="5" svg:d="M4713 2067v-208h345" svg:viewBox="0 0 346 209">
            <text:p/>
          </draw:connector>
          <draw:connector draw:style-name="gr8" draw:text-style-name="P5" draw:layer="layout" svg:x1="5.331cm" svg:y1="1.859cm" svg:x2="5.72cm" svg:y2="2.049cm" draw:start-shape="id2" draw:start-glue-point="7" draw:end-shape="id3" draw:end-glue-point="4" svg:d="M5331 1859h389v190" svg:viewBox="0 0 390 191">
            <text:p/>
          </draw:connector>
          <draw:custom-shape draw:style-name="gr7" draw:text-style-name="P4" xml:id="id4" draw:id="id4" draw:layer="layout" svg:width="0.273cm" svg:height="0.215cm" svg:x="4.318cm" svg:y="2.42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5" draw:id="id5" draw:layer="layout" svg:width="0.272cm" svg:height="0.215cm" svg:x="4.87cm" svg:y="2.4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4.455cm" svg:y1="2.425cm" svg:x2="4.576cm" svg:y2="2.175cm" draw:start-shape="id4" draw:start-glue-point="4" draw:end-shape="id1" draw:end-glue-point="5" svg:d="M4455 2425v-250h121" svg:viewBox="0 0 122 251">
            <text:p/>
          </draw:connector>
          <draw:connector draw:style-name="gr8" draw:text-style-name="P5" draw:layer="layout" svg:x1="4.85cm" svg:y1="2.175cm" svg:x2="5.006cm" svg:y2="2.42cm" draw:start-shape="id1" draw:start-glue-point="7" draw:end-shape="id5" draw:end-glue-point="4" svg:d="M4850 2175h156v245" svg:viewBox="0 0 157 246">
            <text:p/>
          </draw:connector>
          <draw:custom-shape draw:style-name="gr7" draw:text-style-name="P4" xml:id="id6" draw:id="id6" draw:layer="layout" svg:width="0.273cm" svg:height="0.215cm" svg:x="5.29cm" svg:y="2.42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7" draw:id="id7" draw:layer="layout" svg:width="0.274cm" svg:height="0.215cm" svg:x="5.841cm" svg:y="2.4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5.427cm" svg:y1="2.425cm" svg:x2="5.583cm" svg:y2="2.157cm" draw:start-shape="id6" draw:start-glue-point="4" draw:end-shape="id3" draw:end-glue-point="5" svg:d="M5427 2425v-268h156" svg:viewBox="0 0 157 269">
            <text:p/>
          </draw:connector>
          <draw:connector draw:style-name="gr8" draw:text-style-name="P5" draw:layer="layout" svg:x1="5.856cm" svg:y1="2.157cm" svg:x2="5.978cm" svg:y2="2.42cm" draw:start-shape="id3" draw:start-glue-point="7" draw:end-shape="id7" draw:end-glue-point="4" svg:d="M5856 2157h122v263" svg:viewBox="0 0 123 264">
            <text:p/>
          </draw:connector>
        </draw:g>
        <draw:g>
          <draw:custom-shape draw:style-name="gr9" draw:text-style-name="P6" xml:id="id9" draw:id="id9" draw:layer="layout" svg:width="0.273cm" svg:height="0.215cm" svg:x="7.579cm" svg:y="1.77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8" draw:id="id8" draw:layer="layout" svg:width="0.274cm" svg:height="0.216cm" svg:x="7.097cm" svg:y="2.094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10" draw:id="id10" draw:layer="layout" svg:width="0.273cm" svg:height="0.215cm" svg:x="8.104cm" svg:y="2.07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7.234cm" svg:y1="2.094cm" svg:x2="7.579cm" svg:y2="1.886cm" draw:start-shape="id8" draw:start-glue-point="4" draw:end-shape="id9" draw:end-glue-point="5" svg:d="M7234 2094v-208h345" svg:viewBox="0 0 346 209">
            <text:p/>
          </draw:connector>
          <draw:connector draw:style-name="gr10" draw:text-style-name="P7" draw:layer="layout" svg:x1="7.852cm" svg:y1="1.886cm" svg:x2="8.241cm" svg:y2="2.076cm" draw:start-shape="id9" draw:start-glue-point="7" draw:end-shape="id10" draw:end-glue-point="4" svg:d="M7852 1886h389v190" svg:viewBox="0 0 390 191">
            <text:p/>
          </draw:connector>
          <draw:custom-shape draw:style-name="gr9" draw:text-style-name="P6" xml:id="id11" draw:id="id11" draw:layer="layout" svg:width="0.273cm" svg:height="0.215cm" svg:x="6.839cm" svg:y="2.4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12" draw:id="id12" draw:layer="layout" svg:width="0.272cm" svg:height="0.215cm" svg:x="7.391cm" svg:y="2.44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6.976cm" svg:y1="2.452cm" svg:x2="7.097cm" svg:y2="2.202cm" draw:start-shape="id11" draw:start-glue-point="4" draw:end-shape="id8" draw:end-glue-point="5" svg:d="M6976 2452v-250h121" svg:viewBox="0 0 122 251">
            <text:p/>
          </draw:connector>
          <draw:connector draw:style-name="gr10" draw:text-style-name="P7" draw:layer="layout" svg:x1="7.371cm" svg:y1="2.202cm" svg:x2="7.527cm" svg:y2="2.447cm" draw:start-shape="id8" draw:start-glue-point="7" draw:end-shape="id12" draw:end-glue-point="4" svg:d="M7371 2202h156v245" svg:viewBox="0 0 157 246">
            <text:p/>
          </draw:connector>
          <draw:custom-shape draw:style-name="gr9" draw:text-style-name="P6" xml:id="id13" draw:id="id13" draw:layer="layout" svg:width="0.273cm" svg:height="0.215cm" svg:x="7.811cm" svg:y="2.4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14" draw:id="id14" draw:layer="layout" svg:width="0.274cm" svg:height="0.215cm" svg:x="8.362cm" svg:y="2.44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7.948cm" svg:y1="2.452cm" svg:x2="8.104cm" svg:y2="2.184cm" draw:start-shape="id13" draw:start-glue-point="4" draw:end-shape="id10" draw:end-glue-point="5" svg:d="M7948 2452v-268h156" svg:viewBox="0 0 157 269">
            <text:p/>
          </draw:connector>
          <draw:connector draw:style-name="gr10" draw:text-style-name="P7" draw:layer="layout" svg:x1="8.377cm" svg:y1="2.184cm" svg:x2="8.499cm" svg:y2="2.447cm" draw:start-shape="id10" draw:start-glue-point="7" draw:end-shape="id14" draw:end-glue-point="4" svg:d="M8377 2184h122v263" svg:viewBox="0 0 123 264">
            <text:p/>
          </draw:connector>
        </draw:g>
        <draw:custom-shape draw:style-name="gr11" draw:text-style-name="P8" draw:layer="layout" svg:width="0.356cm" svg:height="0.356cm" svg:x="6.35cm" svg:y="2.0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2.032cm" svg:x="5.842cm" svg:y="3.81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16" draw:id="id16" draw:layer="layout" svg:width="0.209cm" svg:height="0.164cm" svg:x="6.685cm" svg:y="4.0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5" draw:id="id15" draw:layer="layout" svg:width="0.21cm" svg:height="0.165cm" svg:x="6.316cm" svg:y="4.261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7" draw:id="id17" draw:layer="layout" svg:width="0.209cm" svg:height="0.165cm" svg:x="7.086cm" svg:y="4.24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6.421cm" svg:y1="4.261cm" svg:x2="6.685cm" svg:y2="4.102cm" draw:start-shape="id15" draw:start-glue-point="4" draw:end-shape="id16" draw:end-glue-point="5" svg:d="M6421 4261v-159h264" svg:viewBox="0 0 265 160">
            <text:p/>
          </draw:connector>
          <draw:connector draw:style-name="gr8" draw:text-style-name="P5" draw:layer="layout" svg:x1="6.894cm" svg:y1="4.102cm" svg:x2="7.191cm" svg:y2="4.247cm" draw:start-shape="id16" draw:start-glue-point="7" draw:end-shape="id17" draw:end-glue-point="4" svg:d="M6894 4102h297v145" svg:viewBox="0 0 298 146">
            <text:p/>
          </draw:connector>
          <draw:custom-shape draw:style-name="gr7" draw:text-style-name="P4" xml:id="id18" draw:id="id18" draw:layer="layout" svg:width="0.209cm" svg:height="0.164cm" svg:x="6.119cm" svg:y="4.53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9" draw:id="id19" draw:layer="layout" svg:width="0.208cm" svg:height="0.165cm" svg:x="6.541cm" svg:y="4.5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6.224cm" svg:y1="4.535cm" svg:x2="6.316cm" svg:y2="4.344cm" draw:start-shape="id18" draw:start-glue-point="4" draw:end-shape="id15" draw:end-glue-point="5" svg:d="M6224 4535v-191h92" svg:viewBox="0 0 93 192">
            <text:p/>
          </draw:connector>
          <draw:connector draw:style-name="gr8" draw:text-style-name="P5" draw:layer="layout" svg:x1="6.526cm" svg:y1="4.344cm" svg:x2="6.645cm" svg:y2="4.531cm" draw:start-shape="id15" draw:start-glue-point="7" draw:end-shape="id19" draw:end-glue-point="4" svg:d="M6526 4344h119v187" svg:viewBox="0 0 120 188">
            <text:p/>
          </draw:connector>
          <draw:custom-shape draw:style-name="gr7" draw:text-style-name="P4" xml:id="id20" draw:id="id20" draw:layer="layout" svg:width="0.209cm" svg:height="0.164cm" svg:x="6.862cm" svg:y="4.53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21" draw:id="id21" draw:layer="layout" svg:width="0.209cm" svg:height="0.165cm" svg:x="7.284cm" svg:y="4.5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6.967cm" svg:y1="4.535cm" svg:x2="7.086cm" svg:y2="4.33cm" draw:start-shape="id20" draw:start-glue-point="4" draw:end-shape="id17" draw:end-glue-point="5" svg:d="M6967 4535v-205h119" svg:viewBox="0 0 120 206">
            <text:p/>
          </draw:connector>
          <draw:connector draw:style-name="gr8" draw:text-style-name="P5" draw:layer="layout" svg:x1="7.295cm" svg:y1="4.33cm" svg:x2="7.389cm" svg:y2="4.531cm" draw:start-shape="id17" draw:start-glue-point="7" draw:end-shape="id21" draw:end-glue-point="4" svg:d="M7295 4330h94v201" svg:viewBox="0 0 95 202">
            <text:p/>
          </draw:connector>
        </draw:g>
        <draw:g>
          <draw:custom-shape draw:style-name="gr9" draw:text-style-name="P6" xml:id="id23" draw:id="id23" draw:layer="layout" svg:width="0.208cm" svg:height="0.165cm" svg:x="6.689cm" svg:y="5.0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2" draw:id="id22" draw:layer="layout" svg:width="0.21cm" svg:height="0.165cm" svg:x="6.32cm" svg:y="5.32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4" draw:id="id24" draw:layer="layout" svg:width="0.209cm" svg:height="0.164cm" svg:x="7.09cm" svg:y="5.30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6.425cm" svg:y1="5.322cm" svg:x2="6.689cm" svg:y2="5.163cm" draw:start-shape="id22" draw:start-glue-point="4" draw:end-shape="id23" draw:end-glue-point="5" svg:d="M6425 5322v-159h264" svg:viewBox="0 0 265 160">
            <text:p/>
          </draw:connector>
          <draw:connector draw:style-name="gr10" draw:text-style-name="P7" draw:layer="layout" svg:x1="6.897cm" svg:y1="5.163cm" svg:x2="7.195cm" svg:y2="5.308cm" draw:start-shape="id23" draw:start-glue-point="7" draw:end-shape="id24" draw:end-glue-point="4" svg:d="M6897 5163h298v145" svg:viewBox="0 0 299 146">
            <text:p/>
          </draw:connector>
          <draw:custom-shape draw:style-name="gr9" draw:text-style-name="P6" xml:id="id25" draw:id="id25" draw:layer="layout" svg:width="0.209cm" svg:height="0.164cm" svg:x="6.123cm" svg:y="5.5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6" draw:id="id26" draw:layer="layout" svg:width="0.208cm" svg:height="0.164cm" svg:x="6.545cm" svg:y="5.59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6.228cm" svg:y1="5.596cm" svg:x2="6.32cm" svg:y2="5.405cm" draw:start-shape="id25" draw:start-glue-point="4" draw:end-shape="id22" draw:end-glue-point="5" svg:d="M6228 5596v-191h92" svg:viewBox="0 0 93 192">
            <text:p/>
          </draw:connector>
          <draw:connector draw:style-name="gr10" draw:text-style-name="P7" draw:layer="layout" svg:x1="6.53cm" svg:y1="5.405cm" svg:x2="6.649cm" svg:y2="5.592cm" draw:start-shape="id22" draw:start-glue-point="7" draw:end-shape="id26" draw:end-glue-point="4" svg:d="M6530 5405h119v187" svg:viewBox="0 0 120 188">
            <text:p/>
          </draw:connector>
          <draw:custom-shape draw:style-name="gr9" draw:text-style-name="P6" xml:id="id27" draw:id="id27" draw:layer="layout" svg:width="0.209cm" svg:height="0.164cm" svg:x="6.866cm" svg:y="5.5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8" draw:id="id28" draw:layer="layout" svg:width="0.21cm" svg:height="0.164cm" svg:x="7.287cm" svg:y="5.59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6.971cm" svg:y1="5.596cm" svg:x2="7.09cm" svg:y2="5.39cm" draw:start-shape="id27" draw:start-glue-point="4" draw:end-shape="id24" draw:end-glue-point="5" svg:d="M6971 5596v-206h119" svg:viewBox="0 0 120 207">
            <text:p/>
          </draw:connector>
          <draw:connector draw:style-name="gr10" draw:text-style-name="P7" draw:layer="layout" svg:x1="7.299cm" svg:y1="5.39cm" svg:x2="7.392cm" svg:y2="5.592cm" draw:start-shape="id24" draw:start-glue-point="7" draw:end-shape="id28" draw:end-glue-point="4" svg:d="M7299 5390h93v202" svg:viewBox="0 0 94 203">
            <text:p/>
          </draw:connector>
        </draw:g>
        <draw:custom-shape draw:style-name="gr11" draw:text-style-name="P8" draw:layer="layout" svg:width="0.203cm" svg:height="0.203cm" svg:x="6.731cm" svg:y="4.79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9" xml:id="id30" draw:id="id30" draw:layer="layout" svg:width="0.208cm" svg:height="0.165cm" svg:x="9.075cm" svg:y="4.44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29" draw:id="id29" draw:layer="layout" svg:width="0.21cm" svg:height="0.165cm" svg:x="8.706cm" svg:y="4.68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31" draw:id="id31" draw:layer="layout" svg:width="0.209cm" svg:height="0.164cm" svg:x="9.476cm" svg:y="4.67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8.811cm" svg:y1="4.687cm" svg:x2="9.075cm" svg:y2="4.528cm" draw:start-shape="id29" draw:start-glue-point="4" draw:end-shape="id30" draw:end-glue-point="5" svg:d="M8811 4687v-159h264" svg:viewBox="0 0 265 160">
            <text:p/>
          </draw:connector>
          <draw:connector draw:style-name="gr13" draw:text-style-name="P10" draw:layer="layout" svg:x1="9.283cm" svg:y1="4.528cm" svg:x2="9.581cm" svg:y2="4.673cm" draw:start-shape="id30" draw:start-glue-point="7" draw:end-shape="id31" draw:end-glue-point="4" svg:d="M9283 4528h298v145" svg:viewBox="0 0 299 146">
            <text:p/>
          </draw:connector>
          <draw:custom-shape draw:style-name="gr12" draw:text-style-name="P9" xml:id="id32" draw:id="id32" draw:layer="layout" svg:width="0.209cm" svg:height="0.164cm" svg:x="8.509cm" svg:y="4.961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33" draw:id="id33" draw:layer="layout" svg:width="0.208cm" svg:height="0.164cm" svg:x="8.931cm" svg:y="4.95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8.614cm" svg:y1="4.961cm" svg:x2="8.706cm" svg:y2="4.77cm" draw:start-shape="id32" draw:start-glue-point="4" draw:end-shape="id29" draw:end-glue-point="5" svg:d="M8614 4961v-191h92" svg:viewBox="0 0 93 192">
            <text:p/>
          </draw:connector>
          <draw:connector draw:style-name="gr13" draw:text-style-name="P10" draw:layer="layout" svg:x1="8.916cm" svg:y1="4.77cm" svg:x2="9.035cm" svg:y2="4.957cm" draw:start-shape="id29" draw:start-glue-point="7" draw:end-shape="id33" draw:end-glue-point="4" svg:d="M8916 4770h119v187" svg:viewBox="0 0 120 188">
            <text:p/>
          </draw:connector>
          <draw:custom-shape draw:style-name="gr12" draw:text-style-name="P9" xml:id="id34" draw:id="id34" draw:layer="layout" svg:width="0.209cm" svg:height="0.164cm" svg:x="9.252cm" svg:y="4.961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35" draw:id="id35" draw:layer="layout" svg:width="0.21cm" svg:height="0.164cm" svg:x="9.673cm" svg:y="4.95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9.357cm" svg:y1="4.961cm" svg:x2="9.476cm" svg:y2="4.755cm" draw:start-shape="id34" draw:start-glue-point="4" draw:end-shape="id31" draw:end-glue-point="5" svg:d="M9357 4961v-206h119" svg:viewBox="0 0 120 207">
            <text:p/>
          </draw:connector>
          <draw:connector draw:style-name="gr13" draw:text-style-name="P10" draw:layer="layout" svg:x1="9.685cm" svg:y1="4.755cm" svg:x2="9.778cm" svg:y2="4.957cm" draw:start-shape="id31" draw:start-glue-point="7" draw:end-shape="id35" draw:end-glue-point="4" svg:d="M9685 4755h93v202" svg:viewBox="0 0 94 203">
            <text:p/>
          </draw:connector>
        </draw:g>
        <draw:custom-shape draw:style-name="gr11" draw:text-style-name="P8" draw:layer="layout" svg:width="0.356cm" svg:height="0.356cm" svg:x="8.026cm" svg:y="4.6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2.032cm" svg:x="9.342cm" svg:y="7.01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37" draw:id="id37" draw:layer="layout" svg:width="0.112cm" svg:height="0.088cm" svg:x="9.845cm" svg:y="7.39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36" draw:id="id36" draw:layer="layout" svg:width="0.113cm" svg:height="0.088cm" svg:x="9.647cm" svg:y="7.52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38" draw:id="id38" draw:layer="layout" svg:width="0.112cm" svg:height="0.089cm" svg:x="10.061cm" svg:y="7.51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9.704cm" svg:y1="7.523cm" svg:x2="9.845cm" svg:y2="7.437cm" draw:start-shape="id36" draw:start-glue-point="4" draw:end-shape="id37" draw:end-glue-point="5" svg:d="M9704 7523v-86h141" svg:viewBox="0 0 142 87">
            <text:p/>
          </draw:connector>
          <draw:connector draw:style-name="gr8" draw:text-style-name="P5" draw:layer="layout" svg:x1="9.957cm" svg:y1="7.437cm" svg:x2="10.117cm" svg:y2="7.515cm" draw:start-shape="id37" draw:start-glue-point="7" draw:end-shape="id38" draw:end-glue-point="4" svg:d="M9957 7437h160v78" svg:viewBox="0 0 161 79">
            <text:p/>
          </draw:connector>
          <draw:custom-shape draw:style-name="gr7" draw:text-style-name="P4" xml:id="id39" draw:id="id39" draw:layer="layout" svg:width="0.112cm" svg:height="0.088cm" svg:x="9.541cm" svg:y="7.6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40" draw:id="id40" draw:layer="layout" svg:width="0.112cm" svg:height="0.088cm" svg:x="9.768cm" svg:y="7.6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9.597cm" svg:y1="7.67cm" svg:x2="9.647cm" svg:y2="7.567cm" draw:start-shape="id39" draw:start-glue-point="4" draw:end-shape="id36" draw:end-glue-point="5" svg:d="M9597 7670v-103h50" svg:viewBox="0 0 51 104">
            <text:p/>
          </draw:connector>
          <draw:connector draw:style-name="gr8" draw:text-style-name="P5" draw:layer="layout" svg:x1="9.76cm" svg:y1="7.567cm" svg:x2="9.824cm" svg:y2="7.668cm" draw:start-shape="id36" draw:start-glue-point="7" draw:end-shape="id40" draw:end-glue-point="4" svg:d="M9760 7567h64v101" svg:viewBox="0 0 65 102">
            <text:p/>
          </draw:connector>
          <draw:custom-shape draw:style-name="gr7" draw:text-style-name="P4" xml:id="id41" draw:id="id41" draw:layer="layout" svg:width="0.113cm" svg:height="0.088cm" svg:x="9.94cm" svg:y="7.6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42" draw:id="id42" draw:layer="layout" svg:width="0.112cm" svg:height="0.088cm" svg:x="10.167cm" svg:y="7.6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9.997cm" svg:y1="7.67cm" svg:x2="10.061cm" svg:y2="7.56cm" draw:start-shape="id41" draw:start-glue-point="4" draw:end-shape="id38" draw:end-glue-point="5" svg:d="M9997 7670v-110h64" svg:viewBox="0 0 65 111">
            <text:p/>
          </draw:connector>
          <draw:connector draw:style-name="gr8" draw:text-style-name="P5" draw:layer="layout" svg:x1="10.173cm" svg:y1="7.56cm" svg:x2="10.223cm" svg:y2="7.668cm" draw:start-shape="id38" draw:start-glue-point="7" draw:end-shape="id42" draw:end-glue-point="4" svg:d="M10173 7560h50v108" svg:viewBox="0 0 51 109">
            <text:p/>
          </draw:connector>
        </draw:g>
        <draw:g>
          <draw:custom-shape draw:style-name="gr9" draw:text-style-name="P6" xml:id="id44" draw:id="id44" draw:layer="layout" svg:width="0.112cm" svg:height="0.088cm" svg:x="9.821cm" svg:y="8.40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3" draw:id="id43" draw:layer="layout" svg:width="0.113cm" svg:height="0.088cm" svg:x="9.623cm" svg:y="8.53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5" draw:id="id45" draw:layer="layout" svg:width="0.112cm" svg:height="0.088cm" svg:x="10.037cm" svg:y="8.5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9.68cm" svg:y1="8.539cm" svg:x2="9.821cm" svg:y2="8.453cm" draw:start-shape="id43" draw:start-glue-point="4" draw:end-shape="id44" draw:end-glue-point="5" svg:d="M9680 8539v-86h141" svg:viewBox="0 0 142 87">
            <text:p/>
          </draw:connector>
          <draw:connector draw:style-name="gr10" draw:text-style-name="P7" draw:layer="layout" svg:x1="9.933cm" svg:y1="8.453cm" svg:x2="10.093cm" svg:y2="8.531cm" draw:start-shape="id44" draw:start-glue-point="7" draw:end-shape="id45" draw:end-glue-point="4" svg:d="M9933 8453h160v78" svg:viewBox="0 0 161 79">
            <text:p/>
          </draw:connector>
          <draw:custom-shape draw:style-name="gr9" draw:text-style-name="P6" xml:id="id46" draw:id="id46" draw:layer="layout" svg:width="0.112cm" svg:height="0.088cm" svg:x="9.517cm" svg:y="8.68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7" draw:id="id47" draw:layer="layout" svg:width="0.112cm" svg:height="0.088cm" svg:x="9.744cm" svg:y="8.68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9.573cm" svg:y1="8.686cm" svg:x2="9.623cm" svg:y2="8.583cm" draw:start-shape="id46" draw:start-glue-point="4" draw:end-shape="id43" draw:end-glue-point="5" svg:d="M9573 8686v-103h50" svg:viewBox="0 0 51 104">
            <text:p/>
          </draw:connector>
          <draw:connector draw:style-name="gr10" draw:text-style-name="P7" draw:layer="layout" svg:x1="9.736cm" svg:y1="8.583cm" svg:x2="9.8cm" svg:y2="8.684cm" draw:start-shape="id43" draw:start-glue-point="7" draw:end-shape="id47" draw:end-glue-point="4" svg:d="M9736 8583h64v101" svg:viewBox="0 0 65 102">
            <text:p/>
          </draw:connector>
          <draw:custom-shape draw:style-name="gr9" draw:text-style-name="P6" xml:id="id48" draw:id="id48" draw:layer="layout" svg:width="0.113cm" svg:height="0.088cm" svg:x="9.916cm" svg:y="8.68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9" draw:id="id49" draw:layer="layout" svg:width="0.112cm" svg:height="0.088cm" svg:x="10.143cm" svg:y="8.68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9.973cm" svg:y1="8.686cm" svg:x2="10.037cm" svg:y2="8.575cm" draw:start-shape="id48" draw:start-glue-point="4" draw:end-shape="id45" draw:end-glue-point="5" svg:d="M9973 8686v-111h64" svg:viewBox="0 0 65 112">
            <text:p/>
          </draw:connector>
          <draw:connector draw:style-name="gr10" draw:text-style-name="P7" draw:layer="layout" svg:x1="10.149cm" svg:y1="8.575cm" svg:x2="10.199cm" svg:y2="8.684cm" draw:start-shape="id45" draw:start-glue-point="7" draw:end-shape="id49" draw:end-glue-point="4" svg:d="M10149 8575h50v109" svg:viewBox="0 0 51 110">
            <text:p/>
          </draw:connector>
        </draw:g>
        <draw:custom-shape draw:style-name="gr11" draw:text-style-name="P8" draw:layer="layout" svg:width="0.203cm" svg:height="0.203cm" svg:x="10.231cm" svg:y="7.99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9" xml:id="id51" draw:id="id51" draw:layer="layout" svg:width="0.112cm" svg:height="0.088cm" svg:x="10.837cm" svg:y="7.39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0" draw:id="id50" draw:layer="layout" svg:width="0.113cm" svg:height="0.088cm" svg:x="10.639cm" svg:y="7.52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2" draw:id="id52" draw:layer="layout" svg:width="0.112cm" svg:height="0.088cm" svg:x="11.053cm" svg:y="7.51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0.696cm" svg:y1="7.523cm" svg:x2="10.837cm" svg:y2="7.437cm" draw:start-shape="id50" draw:start-glue-point="4" draw:end-shape="id51" draw:end-glue-point="5" svg:d="M10696 7523v-86h141" svg:viewBox="0 0 142 87">
            <text:p/>
          </draw:connector>
          <draw:connector draw:style-name="gr13" draw:text-style-name="P10" draw:layer="layout" svg:x1="10.949cm" svg:y1="7.437cm" svg:x2="11.109cm" svg:y2="7.515cm" draw:start-shape="id51" draw:start-glue-point="7" draw:end-shape="id52" draw:end-glue-point="4" svg:d="M10949 7437h160v78" svg:viewBox="0 0 161 79">
            <text:p/>
          </draw:connector>
          <draw:custom-shape draw:style-name="gr12" draw:text-style-name="P9" xml:id="id53" draw:id="id53" draw:layer="layout" svg:width="0.113cm" svg:height="0.088cm" svg:x="10.533cm" svg:y="7.6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4" draw:id="id54" draw:layer="layout" svg:width="0.112cm" svg:height="0.088cm" svg:x="10.76cm" svg:y="7.6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0.59cm" svg:y1="7.67cm" svg:x2="10.639cm" svg:y2="7.567cm" draw:start-shape="id53" draw:start-glue-point="4" draw:end-shape="id50" draw:end-glue-point="5" svg:d="M10590 7670v-103h49" svg:viewBox="0 0 50 104">
            <text:p/>
          </draw:connector>
          <draw:connector draw:style-name="gr13" draw:text-style-name="P10" draw:layer="layout" svg:x1="10.752cm" svg:y1="7.567cm" svg:x2="10.816cm" svg:y2="7.668cm" draw:start-shape="id50" draw:start-glue-point="7" draw:end-shape="id54" draw:end-glue-point="4" svg:d="M10752 7567h64v101" svg:viewBox="0 0 65 102">
            <text:p/>
          </draw:connector>
          <draw:custom-shape draw:style-name="gr12" draw:text-style-name="P9" xml:id="id55" draw:id="id55" draw:layer="layout" svg:width="0.112cm" svg:height="0.088cm" svg:x="10.933cm" svg:y="7.6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6" draw:id="id56" draw:layer="layout" svg:width="0.113cm" svg:height="0.088cm" svg:x="11.159cm" svg:y="7.6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0.989cm" svg:y1="7.67cm" svg:x2="11.053cm" svg:y2="7.559cm" draw:start-shape="id55" draw:start-glue-point="4" draw:end-shape="id52" draw:end-glue-point="5" svg:d="M10989 7670v-111h64" svg:viewBox="0 0 65 112">
            <text:p/>
          </draw:connector>
          <draw:connector draw:style-name="gr13" draw:text-style-name="P10" draw:layer="layout" svg:x1="11.165cm" svg:y1="7.559cm" svg:x2="11.216cm" svg:y2="7.668cm" draw:start-shape="id52" draw:start-glue-point="7" draw:end-shape="id56" draw:end-glue-point="4" svg:d="M11165 7559h51v109" svg:viewBox="0 0 52 110">
            <text:p/>
          </draw:connector>
        </draw:g>
        <draw:g>
          <draw:custom-shape draw:style-name="gr14" draw:text-style-name="P11" xml:id="id58" draw:id="id58" draw:layer="layout" svg:width="0.116cm" svg:height="0.086cm" svg:x="14.919cm" svg:y="10.03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57" draw:id="id57" draw:layer="layout" svg:width="0.11cm" svg:height="0.086cm" svg:x="14.721cm" svg:y="10.1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59" draw:id="id59" draw:layer="layout" svg:width="0.11cm" svg:height="0.086cm" svg:x="15.141cm" svg:y="10.15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4.776cm" svg:y1="10.16cm" svg:x2="14.919cm" svg:y2="10.076cm" draw:start-shape="id57" draw:start-glue-point="4" draw:end-shape="id58" draw:end-glue-point="5" svg:d="M14776 10160v-84h143" svg:viewBox="0 0 144 85">
            <text:p/>
          </draw:connector>
          <draw:connector draw:style-name="gr15" draw:text-style-name="P12" draw:layer="layout" svg:x1="15.035cm" svg:y1="10.076cm" svg:x2="15.196cm" svg:y2="10.152cm" draw:start-shape="id58" draw:start-glue-point="7" draw:end-shape="id59" draw:end-glue-point="4" svg:d="M15035 10076h161v76" svg:viewBox="0 0 162 77">
            <text:p/>
          </draw:connector>
          <draw:custom-shape draw:style-name="gr14" draw:text-style-name="P11" xml:id="id60" draw:id="id60" draw:layer="layout" svg:width="0.116cm" svg:height="0.086cm" svg:x="14.605cm" svg:y="10.30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61" draw:id="id61" draw:layer="layout" svg:width="0.12cm" svg:height="0.086cm" svg:x="14.833cm" svg:y="10.30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4.663cm" svg:y1="10.303cm" svg:x2="14.721cm" svg:y2="10.203cm" draw:start-shape="id60" draw:start-glue-point="4" draw:end-shape="id57" draw:end-glue-point="5" svg:d="M14663 10303v-100h58" svg:viewBox="0 0 59 101">
            <text:p/>
          </draw:connector>
          <draw:connector draw:style-name="gr15" draw:text-style-name="P12" draw:layer="layout" svg:x1="14.831cm" svg:y1="10.203cm" svg:x2="14.893cm" svg:y2="10.301cm" draw:start-shape="id57" draw:start-glue-point="7" draw:end-shape="id61" draw:end-glue-point="4" svg:d="M14831 10203h62v98" svg:viewBox="0 0 63 99">
            <text:p/>
          </draw:connector>
          <draw:custom-shape draw:style-name="gr14" draw:text-style-name="P11" xml:id="id62" draw:id="id62" draw:layer="layout" svg:width="0.113cm" svg:height="0.086cm" svg:x="15.019cm" svg:y="10.30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63" draw:id="id63" draw:layer="layout" svg:width="0.117cm" svg:height="0.086cm" svg:x="15.25cm" svg:y="10.30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5.076cm" svg:y1="10.303cm" svg:x2="15.141cm" svg:y2="10.195cm" draw:start-shape="id62" draw:start-glue-point="4" draw:end-shape="id59" draw:end-glue-point="5" svg:d="M15076 10303v-108h65" svg:viewBox="0 0 66 109">
            <text:p/>
          </draw:connector>
          <draw:connector draw:style-name="gr15" draw:text-style-name="P12" draw:layer="layout" svg:x1="15.251cm" svg:y1="10.195cm" svg:x2="15.309cm" svg:y2="10.301cm" draw:start-shape="id59" draw:start-glue-point="7" draw:end-shape="id63" draw:end-glue-point="4" svg:d="M15251 10195h58v106" svg:viewBox="0 0 59 107">
            <text:p/>
          </draw:connector>
        </draw:g>
        <draw:custom-shape draw:style-name="gr11" draw:text-style-name="P8" draw:layer="layout" svg:width="0.356cm" svg:height="0.356cm" svg:x="11.522cm" svg:y="7.9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2.032cm" svg:x="13.462cm" svg:y="8.63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65" draw:id="id65" draw:layer="layout" svg:width="0.112cm" svg:height="0.088cm" svg:x="13.965cm" svg:y="9.01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64" draw:id="id64" draw:layer="layout" svg:width="0.113cm" svg:height="0.088cm" svg:x="13.767cm" svg:y="9.14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66" draw:id="id66" draw:layer="layout" svg:width="0.112cm" svg:height="0.089cm" svg:x="14.181cm" svg:y="9.14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13.824cm" svg:y1="9.149cm" svg:x2="13.965cm" svg:y2="9.063cm" draw:start-shape="id64" draw:start-glue-point="4" draw:end-shape="id65" draw:end-glue-point="5" svg:d="M13824 9149v-86h141" svg:viewBox="0 0 142 87">
            <text:p/>
          </draw:connector>
          <draw:connector draw:style-name="gr8" draw:text-style-name="P5" draw:layer="layout" svg:x1="14.077cm" svg:y1="9.063cm" svg:x2="14.237cm" svg:y2="9.141cm" draw:start-shape="id65" draw:start-glue-point="7" draw:end-shape="id66" draw:end-glue-point="4" svg:d="M14077 9063h160v78" svg:viewBox="0 0 161 79">
            <text:p/>
          </draw:connector>
          <draw:custom-shape draw:style-name="gr7" draw:text-style-name="P4" xml:id="id67" draw:id="id67" draw:layer="layout" svg:width="0.112cm" svg:height="0.088cm" svg:x="13.661cm" svg:y="9.2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68" draw:id="id68" draw:layer="layout" svg:width="0.112cm" svg:height="0.088cm" svg:x="13.888cm" svg:y="9.2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13.717cm" svg:y1="9.296cm" svg:x2="13.767cm" svg:y2="9.193cm" draw:start-shape="id67" draw:start-glue-point="4" draw:end-shape="id64" draw:end-glue-point="5" svg:d="M13717 9296v-103h50" svg:viewBox="0 0 51 104">
            <text:p/>
          </draw:connector>
          <draw:connector draw:style-name="gr8" draw:text-style-name="P5" draw:layer="layout" svg:x1="13.88cm" svg:y1="9.193cm" svg:x2="13.944cm" svg:y2="9.294cm" draw:start-shape="id64" draw:start-glue-point="7" draw:end-shape="id68" draw:end-glue-point="4" svg:d="M13880 9193h64v101" svg:viewBox="0 0 65 102">
            <text:p/>
          </draw:connector>
          <draw:custom-shape draw:style-name="gr7" draw:text-style-name="P4" xml:id="id69" draw:id="id69" draw:layer="layout" svg:width="0.113cm" svg:height="0.088cm" svg:x="14.06cm" svg:y="9.2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70" draw:id="id70" draw:layer="layout" svg:width="0.112cm" svg:height="0.088cm" svg:x="14.287cm" svg:y="9.2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14.117cm" svg:y1="9.296cm" svg:x2="14.181cm" svg:y2="9.186cm" draw:start-shape="id69" draw:start-glue-point="4" draw:end-shape="id66" draw:end-glue-point="5" svg:d="M14117 9296v-110h64" svg:viewBox="0 0 65 111">
            <text:p/>
          </draw:connector>
          <draw:connector draw:style-name="gr8" draw:text-style-name="P5" draw:layer="layout" svg:x1="14.293cm" svg:y1="9.186cm" svg:x2="14.343cm" svg:y2="9.294cm" draw:start-shape="id66" draw:start-glue-point="7" draw:end-shape="id70" draw:end-glue-point="4" svg:d="M14293 9186h50v108" svg:viewBox="0 0 51 109">
            <text:p/>
          </draw:connector>
        </draw:g>
        <draw:g>
          <draw:custom-shape draw:style-name="gr9" draw:text-style-name="P6" xml:id="id72" draw:id="id72" draw:layer="layout" svg:width="0.112cm" svg:height="0.088cm" svg:x="13.941cm" svg:y="10.03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1" draw:id="id71" draw:layer="layout" svg:width="0.113cm" svg:height="0.088cm" svg:x="13.743cm" svg:y="10.1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3" draw:id="id73" draw:layer="layout" svg:width="0.112cm" svg:height="0.088cm" svg:x="14.157cm" svg:y="10.15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13.8cm" svg:y1="10.165cm" svg:x2="13.941cm" svg:y2="10.079cm" draw:start-shape="id71" draw:start-glue-point="4" draw:end-shape="id72" draw:end-glue-point="5" svg:d="M13800 10165v-86h141" svg:viewBox="0 0 142 87">
            <text:p/>
          </draw:connector>
          <draw:connector draw:style-name="gr10" draw:text-style-name="P7" draw:layer="layout" svg:x1="14.053cm" svg:y1="10.079cm" svg:x2="14.213cm" svg:y2="10.157cm" draw:start-shape="id72" draw:start-glue-point="7" draw:end-shape="id73" draw:end-glue-point="4" svg:d="M14053 10079h160v78" svg:viewBox="0 0 161 79">
            <text:p/>
          </draw:connector>
          <draw:custom-shape draw:style-name="gr9" draw:text-style-name="P6" xml:id="id74" draw:id="id74" draw:layer="layout" svg:width="0.112cm" svg:height="0.088cm" svg:x="13.637cm" svg:y="10.31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5" draw:id="id75" draw:layer="layout" svg:width="0.112cm" svg:height="0.088cm" svg:x="13.864cm" svg:y="10.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13.693cm" svg:y1="10.312cm" svg:x2="13.743cm" svg:y2="10.209cm" draw:start-shape="id74" draw:start-glue-point="4" draw:end-shape="id71" draw:end-glue-point="5" svg:d="M13693 10312v-103h50" svg:viewBox="0 0 51 104">
            <text:p/>
          </draw:connector>
          <draw:connector draw:style-name="gr10" draw:text-style-name="P7" draw:layer="layout" svg:x1="13.856cm" svg:y1="10.209cm" svg:x2="13.92cm" svg:y2="10.31cm" draw:start-shape="id71" draw:start-glue-point="7" draw:end-shape="id75" draw:end-glue-point="4" svg:d="M13856 10209h64v101" svg:viewBox="0 0 65 102">
            <text:p/>
          </draw:connector>
          <draw:custom-shape draw:style-name="gr9" draw:text-style-name="P6" xml:id="id76" draw:id="id76" draw:layer="layout" svg:width="0.113cm" svg:height="0.088cm" svg:x="14.036cm" svg:y="10.31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7" draw:id="id77" draw:layer="layout" svg:width="0.112cm" svg:height="0.088cm" svg:x="14.263cm" svg:y="10.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14.093cm" svg:y1="10.312cm" svg:x2="14.157cm" svg:y2="10.201cm" draw:start-shape="id76" draw:start-glue-point="4" draw:end-shape="id73" draw:end-glue-point="5" svg:d="M14093 10312v-111h64" svg:viewBox="0 0 65 112">
            <text:p/>
          </draw:connector>
          <draw:connector draw:style-name="gr10" draw:text-style-name="P7" draw:layer="layout" svg:x1="14.269cm" svg:y1="10.201cm" svg:x2="14.319cm" svg:y2="10.31cm" draw:start-shape="id73" draw:start-glue-point="7" draw:end-shape="id77" draw:end-glue-point="4" svg:d="M14269 10201h50v109" svg:viewBox="0 0 51 110">
            <text:p/>
          </draw:connector>
        </draw:g>
        <draw:custom-shape draw:style-name="gr11" draw:text-style-name="P8" draw:layer="layout" svg:width="0.203cm" svg:height="0.203cm" svg:x="14.351cm" svg:y="9.625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9" xml:id="id79" draw:id="id79" draw:layer="layout" svg:width="0.112cm" svg:height="0.088cm" svg:x="14.957cm" svg:y="9.01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78" draw:id="id78" draw:layer="layout" svg:width="0.113cm" svg:height="0.088cm" svg:x="14.759cm" svg:y="9.14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80" draw:id="id80" draw:layer="layout" svg:width="0.112cm" svg:height="0.088cm" svg:x="15.173cm" svg:y="9.14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4.816cm" svg:y1="9.149cm" svg:x2="14.957cm" svg:y2="9.063cm" draw:start-shape="id78" draw:start-glue-point="4" draw:end-shape="id79" draw:end-glue-point="5" svg:d="M14816 9149v-86h141" svg:viewBox="0 0 142 87">
            <text:p/>
          </draw:connector>
          <draw:connector draw:style-name="gr13" draw:text-style-name="P10" draw:layer="layout" svg:x1="15.069cm" svg:y1="9.063cm" svg:x2="15.229cm" svg:y2="9.141cm" draw:start-shape="id79" draw:start-glue-point="7" draw:end-shape="id80" draw:end-glue-point="4" svg:d="M15069 9063h160v78" svg:viewBox="0 0 161 79">
            <text:p/>
          </draw:connector>
          <draw:custom-shape draw:style-name="gr12" draw:text-style-name="P9" xml:id="id81" draw:id="id81" draw:layer="layout" svg:width="0.113cm" svg:height="0.088cm" svg:x="14.653cm" svg:y="9.2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82" draw:id="id82" draw:layer="layout" svg:width="0.112cm" svg:height="0.088cm" svg:x="14.88cm" svg:y="9.2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4.71cm" svg:y1="9.296cm" svg:x2="14.759cm" svg:y2="9.193cm" draw:start-shape="id81" draw:start-glue-point="4" draw:end-shape="id78" draw:end-glue-point="5" svg:d="M14710 9296v-103h49" svg:viewBox="0 0 50 104">
            <text:p/>
          </draw:connector>
          <draw:connector draw:style-name="gr13" draw:text-style-name="P10" draw:layer="layout" svg:x1="14.872cm" svg:y1="9.193cm" svg:x2="14.936cm" svg:y2="9.294cm" draw:start-shape="id78" draw:start-glue-point="7" draw:end-shape="id82" draw:end-glue-point="4" svg:d="M14872 9193h64v101" svg:viewBox="0 0 65 102">
            <text:p/>
          </draw:connector>
          <draw:custom-shape draw:style-name="gr12" draw:text-style-name="P9" xml:id="id83" draw:id="id83" draw:layer="layout" svg:width="0.112cm" svg:height="0.088cm" svg:x="15.053cm" svg:y="9.2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84" draw:id="id84" draw:layer="layout" svg:width="0.113cm" svg:height="0.088cm" svg:x="15.279cm" svg:y="9.2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5.109cm" svg:y1="9.296cm" svg:x2="15.173cm" svg:y2="9.185cm" draw:start-shape="id83" draw:start-glue-point="4" draw:end-shape="id80" draw:end-glue-point="5" svg:d="M15109 9296v-111h64" svg:viewBox="0 0 65 112">
            <text:p/>
          </draw:connector>
          <draw:connector draw:style-name="gr13" draw:text-style-name="P10" draw:layer="layout" svg:x1="15.285cm" svg:y1="9.185cm" svg:x2="15.336cm" svg:y2="9.294cm" draw:start-shape="id80" draw:start-glue-point="7" draw:end-shape="id84" draw:end-glue-point="4" svg:d="M15285 9185h51v109" svg:viewBox="0 0 52 110">
            <text:p/>
          </draw:connector>
        </draw:g>
        <draw:g>
          <draw:custom-shape draw:style-name="gr14" draw:text-style-name="P11" xml:id="id86" draw:id="id86" draw:layer="layout" svg:width="0.208cm" svg:height="0.165cm" svg:x="12.527cm" svg:y="7.74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85" draw:id="id85" draw:layer="layout" svg:width="0.21cm" svg:height="0.165cm" svg:x="12.158cm" svg:y="7.98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87" draw:id="id87" draw:layer="layout" svg:width="0.209cm" svg:height="0.164cm" svg:x="12.928cm" svg:y="7.97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2.263cm" svg:y1="7.989cm" svg:x2="12.527cm" svg:y2="7.83cm" draw:start-shape="id85" draw:start-glue-point="4" draw:end-shape="id86" draw:end-glue-point="5" svg:d="M12263 7989v-159h264" svg:viewBox="0 0 265 160">
            <text:p/>
          </draw:connector>
          <draw:connector draw:style-name="gr15" draw:text-style-name="P12" draw:layer="layout" svg:x1="12.735cm" svg:y1="7.83cm" svg:x2="13.033cm" svg:y2="7.975cm" draw:start-shape="id86" draw:start-glue-point="7" draw:end-shape="id87" draw:end-glue-point="4" svg:d="M12735 7830h298v145" svg:viewBox="0 0 299 146">
            <text:p/>
          </draw:connector>
          <draw:custom-shape draw:style-name="gr14" draw:text-style-name="P11" xml:id="id88" draw:id="id88" draw:layer="layout" svg:width="0.209cm" svg:height="0.164cm" svg:x="11.961cm" svg:y="8.26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89" draw:id="id89" draw:layer="layout" svg:width="0.208cm" svg:height="0.164cm" svg:x="12.383cm" svg:y="8.25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2.066cm" svg:y1="8.263cm" svg:x2="12.158cm" svg:y2="8.072cm" draw:start-shape="id88" draw:start-glue-point="4" draw:end-shape="id85" draw:end-glue-point="5" svg:d="M12066 8263v-191h92" svg:viewBox="0 0 93 192">
            <text:p/>
          </draw:connector>
          <draw:connector draw:style-name="gr15" draw:text-style-name="P12" draw:layer="layout" svg:x1="12.368cm" svg:y1="8.072cm" svg:x2="12.487cm" svg:y2="8.259cm" draw:start-shape="id85" draw:start-glue-point="7" draw:end-shape="id89" draw:end-glue-point="4" svg:d="M12368 8072h119v187" svg:viewBox="0 0 120 188">
            <text:p/>
          </draw:connector>
          <draw:custom-shape draw:style-name="gr14" draw:text-style-name="P11" xml:id="id90" draw:id="id90" draw:layer="layout" svg:width="0.209cm" svg:height="0.164cm" svg:x="12.704cm" svg:y="8.26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91" draw:id="id91" draw:layer="layout" svg:width="0.21cm" svg:height="0.164cm" svg:x="13.125cm" svg:y="8.25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2.809cm" svg:y1="8.263cm" svg:x2="12.928cm" svg:y2="8.057cm" draw:start-shape="id90" draw:start-glue-point="4" draw:end-shape="id87" draw:end-glue-point="5" svg:d="M12809 8263v-206h119" svg:viewBox="0 0 120 207">
            <text:p/>
          </draw:connector>
          <draw:connector draw:style-name="gr15" draw:text-style-name="P12" draw:layer="layout" svg:x1="13.137cm" svg:y1="8.057cm" svg:x2="13.23cm" svg:y2="8.259cm" draw:start-shape="id87" draw:start-glue-point="7" draw:end-shape="id91" draw:end-glue-point="4" svg:d="M13137 8057h93v202" svg:viewBox="0 0 94 203">
            <text:p/>
          </draw:connector>
        </draw:g>
      </draw:page>
      <draw:page draw:name="page2" draw:style-name="dp1" draw:master-page-name="Default">
        <draw:g>
          <draw:custom-shape draw:style-name="gr16" draw:text-style-name="P4" xml:id="id93" draw:id="id93" draw:layer="layout" svg:width="2.629cm" svg:height="2.073cm" svg:x="7.273cm" svg:y="1.592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6" draw:text-style-name="P4" xml:id="id92" draw:id="id92" draw:layer="layout" svg:width="2.629cm" svg:height="2.073cm" svg:x="2.633cm" svg:y="4.641cm">
            <text:p text:style-name="P5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4" xml:id="id94" draw:id="id94" draw:layer="layout" svg:width="2.629cm" svg:height="2.075cm" svg:x="12.337cm" svg:y="4.459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8" draw:text-style-name="P5" draw:layer="layout" svg:x1="3.948cm" svg:y1="4.641cm" svg:x2="7.273cm" svg:y2="2.629cm" draw:start-shape="id92" draw:start-glue-point="4" draw:end-shape="id93" draw:end-glue-point="5" svg:d="M3948 4641v-2012h3325" svg:viewBox="0 0 3326 2013">
            <text:p/>
          </draw:connector>
          <draw:connector draw:style-name="gr18" draw:text-style-name="P5" draw:layer="layout" svg:x1="9.902cm" svg:y1="2.629cm" svg:x2="13.652cm" svg:y2="4.459cm" draw:start-shape="id93" draw:start-glue-point="7" draw:end-shape="id94" draw:end-glue-point="4" svg:d="M9902 2629h3750v1830" svg:viewBox="0 0 3751 1831">
            <text:p/>
          </draw:connector>
          <draw:custom-shape draw:style-name="gr16" draw:text-style-name="P4" xml:id="id95" draw:id="id95" draw:layer="layout" svg:width="2.629cm" svg:height="2.073cm" svg:x="0.144cm" svg:y="8.086cm">
            <text:p text:style-name="P5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6" draw:text-style-name="P4" xml:id="id96" draw:id="id96" draw:layer="layout" svg:width="2.629cm" svg:height="2.073cm" svg:x="5.462cm" svg:y="8.039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8" draw:text-style-name="P5" draw:layer="layout" svg:x1="1.459cm" svg:y1="8.086cm" svg:x2="2.633cm" svg:y2="5.678cm" draw:start-shape="id95" draw:start-glue-point="4" draw:end-shape="id92" draw:end-glue-point="5" svg:d="M1459 8086v-2408h1174" svg:viewBox="0 0 1175 2409">
            <text:p/>
          </draw:connector>
          <draw:connector draw:style-name="gr18" draw:text-style-name="P5" draw:layer="layout" svg:x1="5.262cm" svg:y1="5.678cm" svg:x2="6.777cm" svg:y2="8.039cm" draw:start-shape="id92" draw:start-glue-point="7" draw:end-shape="id96" draw:end-glue-point="4" svg:d="M5262 5678h1515v2361" svg:viewBox="0 0 1516 2362">
            <text:p/>
          </draw:connector>
          <draw:custom-shape draw:style-name="gr16" draw:text-style-name="P4" xml:id="id97" draw:id="id97" draw:layer="layout" svg:width="2.629cm" svg:height="2.073cm" svg:x="9.508cm" svg:y="8.086cm">
            <text:p text:style-name="P5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6" draw:text-style-name="P4" xml:id="id98" draw:id="id98" draw:layer="layout" svg:width="2.629cm" svg:height="2.073cm" svg:x="14.826cm" svg:y="8.039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8" draw:text-style-name="P5" draw:layer="layout" svg:x1="10.823cm" svg:y1="8.086cm" svg:x2="12.337cm" svg:y2="5.497cm" draw:start-shape="id97" draw:start-glue-point="4" draw:end-shape="id94" draw:end-glue-point="5" svg:d="M10823 8086v-2589h1514" svg:viewBox="0 0 1515 2590">
            <text:p/>
          </draw:connector>
          <draw:connector draw:style-name="gr18" draw:text-style-name="P5" draw:layer="layout" svg:x1="14.966cm" svg:y1="5.497cm" svg:x2="16.141cm" svg:y2="8.039cm" draw:start-shape="id94" draw:start-glue-point="7" draw:end-shape="id98" draw:end-glue-point="4" svg:d="M14966 5497h1175v2542" svg:viewBox="0 0 1176 254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3:53:34.722147077</meta:creation-date>
    <dc:date>2019-06-21T14:19:00.933448885</dc:date>
    <meta:editing-duration>PT14M13S</meta:editing-duration>
    <meta:editing-cycles>3</meta:editing-cycles>
    <meta:generator>LibreOffice/6.0.7.3$Linux_X86_64 LibreOffice_project/00m0$Build-3</meta:generator>
    <meta:document-statistic meta:object-count="211"/>
  </office:meta>
</office:document-meta>
</file>